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Cantarell Extra Bold" svg:font-family="'Cantarell Extra Bold'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bd478" officeooo:paragraph-rsid="000bd478"/>
    </style:style>
    <style:style style:name="P2" style:family="paragraph" style:parent-style-name="Standard">
      <style:paragraph-properties fo:text-align="start" style:justify-single-word="false"/>
      <style:text-properties officeooo:rsid="000bd478" officeooo:paragraph-rsid="000bd478"/>
    </style:style>
    <style:style style:name="P3" style:family="paragraph" style:parent-style-name="Standard" style:list-style-name="L5">
      <style:paragraph-properties fo:text-align="start" style:justify-single-word="false"/>
      <style:text-properties officeooo:rsid="000bd478" officeooo:paragraph-rsid="000bd478"/>
    </style:style>
    <style:style style:name="P4" style:family="paragraph" style:parent-style-name="Standard">
      <style:paragraph-properties fo:text-align="start" style:justify-single-word="false"/>
      <style:text-properties officeooo:rsid="000bd478" officeooo:paragraph-rsid="00143d63"/>
    </style:style>
    <style:style style:name="P5" style:family="paragraph" style:parent-style-name="Standard" style:list-style-name="L15">
      <style:paragraph-properties fo:text-align="start" style:justify-single-word="false"/>
      <style:text-properties officeooo:rsid="000bd478" officeooo:paragraph-rsid="00143d63"/>
    </style:style>
    <style:style style:name="P6" style:family="paragraph" style:parent-style-name="Standard" style:list-style-name="L20">
      <style:paragraph-properties fo:text-align="start" style:justify-single-word="false"/>
      <style:text-properties officeooo:rsid="000bd478" officeooo:paragraph-rsid="000bd478"/>
    </style:style>
    <style:style style:name="P7" style:family="paragraph" style:parent-style-name="Standard">
      <style:paragraph-properties fo:text-align="start" style:justify-single-word="false"/>
      <style:text-properties officeooo:rsid="000fb5fd" officeooo:paragraph-rsid="000fb5fd"/>
    </style:style>
    <style:style style:name="P8" style:family="paragraph" style:parent-style-name="Standard">
      <style:paragraph-properties fo:text-align="start" style:justify-single-word="false"/>
      <style:text-properties officeooo:rsid="001160a7" officeooo:paragraph-rsid="001160a7"/>
    </style:style>
    <style:style style:name="P9" style:family="paragraph" style:parent-style-name="Standard" style:list-style-name="L9">
      <style:paragraph-properties fo:text-align="start" style:justify-single-word="false"/>
      <style:text-properties officeooo:rsid="001160a7" officeooo:paragraph-rsid="001160a7"/>
    </style:style>
    <style:style style:name="P10" style:family="paragraph" style:parent-style-name="Standard">
      <style:paragraph-properties fo:text-align="center" style:justify-single-word="false"/>
      <style:text-properties style:font-name="Cantarell Extra Bold" officeooo:rsid="000bd478" officeooo:paragraph-rsid="000bd478"/>
    </style:style>
    <style:style style:name="P11" style:family="paragraph" style:parent-style-name="Standard">
      <style:paragraph-properties fo:text-align="start" style:justify-single-word="false"/>
      <style:text-properties style:font-name="Cantarell Extra Bold" officeooo:rsid="000bd478" officeooo:paragraph-rsid="000bd478"/>
    </style:style>
    <style:style style:name="P12" style:family="paragraph" style:parent-style-name="Standard">
      <style:paragraph-properties fo:text-align="start" style:justify-single-word="false"/>
      <style:text-properties style:font-name="Cantarell Extra Bold" officeooo:rsid="000bd478" officeooo:paragraph-rsid="001560c1"/>
    </style:style>
    <style:style style:name="P13" style:family="paragraph" style:parent-style-name="Standard">
      <style:paragraph-properties fo:text-align="center" style:justify-single-word="false"/>
      <style:text-properties style:font-name="Cantarell Extra Bold" fo:font-size="14pt" fo:font-weight="bold" officeooo:rsid="000bd478" officeooo:paragraph-rsid="000bd478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antarell Extra Bold" fo:font-size="14pt" fo:font-weight="bold" officeooo:rsid="000bd478" officeooo:paragraph-rsid="000bd478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antarell Extra Bold" fo:font-weight="bold" officeooo:rsid="000bd478" officeooo:paragraph-rsid="000bd478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Bitstream Vera Sans" fo:font-weight="bold" officeooo:rsid="000bd478" officeooo:paragraph-rsid="000bd478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Bitstream Vera Sans" fo:font-weight="bold" officeooo:rsid="000bd478" officeooo:paragraph-rsid="001560c1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Bitstream Vera Sans" fo:font-weight="bold" officeooo:rsid="001452fd" officeooo:paragraph-rsid="001452fd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Bitstream Vera Sans" fo:font-weight="normal" officeooo:rsid="00118a9c" officeooo:paragraph-rsid="00118a9c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Bitstream Vera Sans" style:text-underline-style="solid" style:text-underline-width="auto" style:text-underline-color="font-color" fo:font-weight="bold" officeooo:rsid="000bd478" officeooo:paragraph-rsid="00143d63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Bitstream Vera Sans" officeooo:rsid="000bd478" officeooo:paragraph-rsid="000bd478"/>
    </style:style>
    <style:style style:name="P22" style:family="paragraph" style:parent-style-name="Standard" style:list-style-name="L1">
      <style:paragraph-properties fo:text-align="start" style:justify-single-word="false"/>
      <style:text-properties fo:color="#000000" loext:opacity="100%" style:font-name="Bitstream Vera Sans" officeooo:rsid="000bd478" officeooo:paragraph-rsid="000bd478"/>
    </style:style>
    <style:style style:name="P23" style:family="paragraph" style:parent-style-name="Standard" style:list-style-name="L2">
      <style:paragraph-properties fo:text-align="start" style:justify-single-word="false"/>
      <style:text-properties fo:color="#000000" loext:opacity="100%" style:font-name="Bitstream Vera Sans" officeooo:rsid="000bd478" officeooo:paragraph-rsid="000bd478"/>
    </style:style>
    <style:style style:name="P24" style:family="paragraph" style:parent-style-name="Standard" style:list-style-name="L3">
      <style:paragraph-properties fo:text-align="start" style:justify-single-word="false"/>
      <style:text-properties fo:color="#000000" loext:opacity="100%" style:font-name="Bitstream Vera Sans" officeooo:rsid="000bd478" officeooo:paragraph-rsid="000bd478"/>
    </style:style>
    <style:style style:name="P25" style:family="paragraph" style:parent-style-name="Standard" style:list-style-name="L6">
      <style:paragraph-properties fo:text-align="start" style:justify-single-word="false"/>
      <style:text-properties fo:color="#000000" loext:opacity="100%" style:font-name="Bitstream Vera Sans" officeooo:rsid="000bd478" officeooo:paragraph-rsid="0012b900"/>
    </style:style>
    <style:style style:name="P26" style:family="paragraph" style:parent-style-name="Standard" style:list-style-name="L7">
      <style:paragraph-properties fo:text-align="start" style:justify-single-word="false"/>
      <style:text-properties fo:color="#000000" loext:opacity="100%" style:font-name="Bitstream Vera Sans" officeooo:rsid="000bd478" officeooo:paragraph-rsid="000bd478"/>
    </style:style>
    <style:style style:name="P27" style:family="paragraph" style:parent-style-name="Standard" style:list-style-name="L8">
      <style:paragraph-properties fo:text-align="start" style:justify-single-word="false"/>
      <style:text-properties fo:color="#000000" loext:opacity="100%" style:font-name="Bitstream Vera Sans" officeooo:rsid="000bd478" officeooo:paragraph-rsid="000bd478"/>
    </style:style>
    <style:style style:name="P28" style:family="paragraph" style:parent-style-name="Standard" style:list-style-name="L15">
      <style:paragraph-properties fo:text-align="start" style:justify-single-word="false"/>
      <style:text-properties fo:color="#000000" loext:opacity="100%" style:font-name="Bitstream Vera Sans" officeooo:rsid="000bd478" officeooo:paragraph-rsid="00143d63"/>
    </style:style>
    <style:style style:name="P29" style:family="paragraph" style:parent-style-name="Standard" style:list-style-name="L18">
      <style:paragraph-properties fo:text-align="start" style:justify-single-word="false"/>
      <style:text-properties fo:color="#000000" loext:opacity="100%" style:font-name="Bitstream Vera Sans" officeooo:rsid="000bd478" officeooo:paragraph-rsid="000bd478"/>
    </style:style>
    <style:style style:name="P30" style:family="paragraph" style:parent-style-name="Standard" style:list-style-name="L19">
      <style:paragraph-properties fo:text-align="start" style:justify-single-word="false"/>
      <style:text-properties fo:color="#000000" loext:opacity="100%" style:font-name="Bitstream Vera Sans" officeooo:rsid="000bd478" officeooo:paragraph-rsid="000bd478"/>
    </style:style>
    <style:style style:name="P31" style:family="paragraph" style:parent-style-name="Standard" style:list-style-name="L20">
      <style:paragraph-properties fo:text-align="start" style:justify-single-word="false"/>
      <style:text-properties fo:color="#000000" loext:opacity="100%" style:font-name="Bitstream Vera Sans" officeooo:rsid="000bd478" officeooo:paragraph-rsid="000bd478"/>
    </style:style>
    <style:style style:name="P32" style:family="paragraph" style:parent-style-name="Standard" style:list-style-name="L21">
      <style:paragraph-properties fo:text-align="start" style:justify-single-word="false"/>
      <style:text-properties fo:color="#000000" loext:opacity="100%" style:font-name="Bitstream Vera Sans" officeooo:rsid="000bd478" officeooo:paragraph-rsid="000bd478"/>
    </style:style>
    <style:style style:name="P33" style:family="paragraph" style:parent-style-name="Standard" style:list-style-name="L22">
      <style:paragraph-properties fo:text-align="start" style:justify-single-word="false"/>
      <style:text-properties fo:color="#000000" loext:opacity="100%" style:font-name="Bitstream Vera Sans" officeooo:rsid="000bd478" officeooo:paragraph-rsid="000bd478"/>
    </style:style>
    <style:style style:name="P34" style:family="paragraph" style:parent-style-name="Standard" style:list-style-name="L23">
      <style:paragraph-properties fo:text-align="start" style:justify-single-word="false"/>
      <style:text-properties fo:color="#000000" loext:opacity="100%" style:font-name="Bitstream Vera Sans" officeooo:rsid="000bd478" officeooo:paragraph-rsid="000bd478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font-name="Bitstream Vera Sans" fo:font-weight="bold" officeooo:rsid="000bd478" officeooo:paragraph-rsid="000bd478" style:font-weight-asian="bold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font-name="Bitstream Vera Sans" fo:font-weight="bold" officeooo:rsid="000bd478" officeooo:paragraph-rsid="001560c1" style:font-weight-asian="bold" style:font-weight-complex="bold"/>
    </style:style>
    <style:style style:name="P37" style:family="paragraph" style:parent-style-name="Standard" style:list-style-name="L6">
      <style:paragraph-properties fo:text-align="start" style:justify-single-word="false"/>
      <style:text-properties fo:color="#000000" loext:opacity="100%" style:font-name="Bitstream Vera Sans" officeooo:paragraph-rsid="000bd478"/>
    </style:style>
    <style:style style:name="P38" style:family="paragraph" style:parent-style-name="Standard" style:list-style-name="L6">
      <style:paragraph-properties fo:text-align="start" style:justify-single-word="false"/>
      <style:text-properties fo:color="#000000" loext:opacity="100%" style:font-name="Bitstream Vera Sans" officeooo:rsid="0012b900" officeooo:paragraph-rsid="0012b900"/>
    </style:style>
    <style:style style:name="P39" style:family="paragraph" style:parent-style-name="Standard" style:list-style-name="L7">
      <style:paragraph-properties fo:text-align="start" style:justify-single-word="false"/>
      <style:text-properties fo:color="#000000" loext:opacity="100%" style:font-name="Bitstream Vera Sans" officeooo:rsid="0012b900" officeooo:paragraph-rsid="0012b900"/>
    </style:style>
    <style:style style:name="P40" style:family="paragraph" style:parent-style-name="Standard" style:list-style-name="L7">
      <style:paragraph-properties fo:text-align="start" style:justify-single-word="false"/>
      <style:text-properties fo:color="#000000" loext:opacity="100%" style:font-name="Bitstream Vera Sans" officeooo:rsid="000fb5fd" officeooo:paragraph-rsid="000fb5fd"/>
    </style:style>
    <style:style style:name="P41" style:family="paragraph" style:parent-style-name="Standard" style:list-style-name="L9">
      <style:paragraph-properties fo:text-align="start" style:justify-single-word="false"/>
      <style:text-properties fo:color="#000000" loext:opacity="100%" style:font-name="Bitstream Vera Sans" officeooo:rsid="001160a7" officeooo:paragraph-rsid="001160a7"/>
    </style:style>
    <style:style style:name="P42" style:family="paragraph" style:parent-style-name="Standard" style:list-style-name="L10">
      <style:paragraph-properties fo:text-align="start" style:justify-single-word="false"/>
      <style:text-properties fo:color="#000000" loext:opacity="100%" style:font-name="Bitstream Vera Sans" officeooo:rsid="001160a7" officeooo:paragraph-rsid="001160a7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font-name="Bitstream Vera Sans" officeooo:rsid="00118a9c" officeooo:paragraph-rsid="00118a9c"/>
    </style:style>
    <style:style style:name="P44" style:family="paragraph" style:parent-style-name="Standard" style:list-style-name="L11">
      <style:paragraph-properties fo:text-align="start" style:justify-single-word="false"/>
      <style:text-properties fo:color="#000000" loext:opacity="100%" style:font-name="Bitstream Vera Sans" officeooo:rsid="00114cce" officeooo:paragraph-rsid="00114cce"/>
    </style:style>
    <style:style style:name="P45" style:family="paragraph" style:parent-style-name="Standard" style:list-style-name="L12">
      <style:paragraph-properties fo:text-align="start" style:justify-single-word="false"/>
      <style:text-properties fo:color="#000000" loext:opacity="100%" style:font-name="Bitstream Vera Sans" officeooo:rsid="001038f0" officeooo:paragraph-rsid="001038f0"/>
    </style:style>
    <style:style style:name="P46" style:family="paragraph" style:parent-style-name="Standard" style:list-style-name="L13">
      <style:paragraph-properties fo:text-align="start" style:justify-single-word="false"/>
      <style:text-properties fo:color="#000000" loext:opacity="100%" style:font-name="Bitstream Vera Sans" fo:font-weight="normal" officeooo:rsid="000bd478" officeooo:paragraph-rsid="00143d63" style:font-weight-asian="normal" style:font-weight-complex="normal"/>
    </style:style>
    <style:style style:name="P47" style:family="paragraph" style:parent-style-name="Standard" style:list-style-name="L14">
      <style:paragraph-properties fo:text-align="start" style:justify-single-word="false"/>
      <style:text-properties fo:color="#000000" loext:opacity="100%" style:font-name="Bitstream Vera Sans" fo:font-weight="normal" officeooo:rsid="000bd478" officeooo:paragraph-rsid="00143d63" style:font-weight-asian="normal" style:font-weight-complex="normal"/>
    </style:style>
    <style:style style:name="P48" style:family="paragraph" style:parent-style-name="Standard" style:list-style-name="L13">
      <style:paragraph-properties fo:text-align="start" style:justify-single-word="false"/>
      <style:text-properties fo:color="#000000" loext:opacity="100%" style:font-name="Bitstream Vera Sans" fo:font-weight="normal" officeooo:rsid="00143d63" officeooo:paragraph-rsid="00143d63" style:font-weight-asian="normal" style:font-weight-complex="normal"/>
    </style:style>
    <style:style style:name="P49" style:family="paragraph" style:parent-style-name="Standard" style:list-style-name="L14">
      <style:paragraph-properties fo:text-align="start" style:justify-single-word="false"/>
      <style:text-properties fo:color="#000000" loext:opacity="100%" style:font-name="Bitstream Vera Sans" fo:font-weight="normal" officeooo:rsid="00143d63" officeooo:paragraph-rsid="00143d63" style:font-weight-asian="normal" style:font-weight-complex="normal"/>
    </style:style>
    <style:style style:name="P50" style:family="paragraph" style:parent-style-name="Standard" style:list-style-name="L16">
      <style:paragraph-properties fo:text-align="start" style:justify-single-word="false"/>
      <style:text-properties fo:color="#000000" loext:opacity="100%" style:font-name="Bitstream Vera Sans" officeooo:rsid="00143d63" officeooo:paragraph-rsid="00143d63"/>
    </style:style>
    <style:style style:name="P51" style:family="paragraph" style:parent-style-name="Standard" style:list-style-name="L17">
      <style:paragraph-properties fo:text-align="start" style:justify-single-word="false"/>
      <style:text-properties fo:color="#000000" loext:opacity="100%" style:font-name="Bitstream Vera Sans" officeooo:rsid="00143d63" officeooo:paragraph-rsid="00143d63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font-name="Bitstream Vera Sans" style:text-underline-style="solid" style:text-underline-width="auto" style:text-underline-color="font-color" fo:font-weight="bold" officeooo:rsid="000bd478" officeooo:paragraph-rsid="00143d63" style:font-weight-asian="bold" style:font-weight-complex="bold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font-name="Bitstream Vera Sans" style:text-underline-style="solid" style:text-underline-width="auto" style:text-underline-color="font-color" fo:font-weight="bold" officeooo:rsid="000bd478" officeooo:paragraph-rsid="000bd478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font-name="Bitstream Vera Sans" style:text-underline-style="solid" style:text-underline-width="auto" style:text-underline-color="font-color" fo:font-weight="bold" officeooo:rsid="00143d63" officeooo:paragraph-rsid="00143d63" style:font-weight-asian="bold" style:font-weight-complex="bold"/>
    </style:style>
    <style:style style:name="P55" style:family="paragraph" style:parent-style-name="Standard" style:list-style-name="L24">
      <style:paragraph-properties fo:text-align="start" style:justify-single-word="false"/>
      <style:text-properties fo:color="#000000" loext:opacity="100%" style:font-name="Bitstream Vera Sans" officeooo:rsid="001452fd" officeooo:paragraph-rsid="001452fd"/>
    </style:style>
    <style:style style:name="P56" style:family="paragraph" style:parent-style-name="Standard" style:list-style-name="L3">
      <style:paragraph-properties fo:text-align="start" style:justify-single-word="false"/>
      <style:text-properties officeooo:paragraph-rsid="00118a9c"/>
    </style:style>
    <style:style style:name="P57" style:family="paragraph" style:parent-style-name="Standard" style:list-style-name="L4">
      <style:paragraph-properties fo:text-align="start" style:justify-single-word="false"/>
      <style:text-properties officeooo:paragraph-rsid="000bd478"/>
    </style:style>
    <style:style style:name="P58" style:family="paragraph" style:parent-style-name="Standard" style:list-style-name="L5">
      <style:paragraph-properties fo:text-align="start" style:justify-single-word="false"/>
      <style:text-properties officeooo:paragraph-rsid="000bd478"/>
    </style:style>
    <style:style style:name="P59" style:family="paragraph" style:parent-style-name="Standard">
      <style:paragraph-properties fo:text-align="start" style:justify-single-word="false"/>
      <style:text-properties fo:font-weight="bold" officeooo:rsid="000bd478" officeooo:paragraph-rsid="000bd478" style:font-weight-asian="bold" style:font-weight-complex="bold"/>
    </style:style>
    <style:style style:name="T1" style:family="text">
      <style:text-properties officeooo:rsid="00118a9c"/>
    </style:style>
    <style:style style:name="T2" style:family="text">
      <style:text-properties fo:color="#000000" loext:opacity="100%" style:font-name="Bitstream Vera Sans"/>
    </style:style>
    <style:style style:name="T3" style:family="text">
      <style:text-properties fo:color="#000000" loext:opacity="100%" style:font-name="Bitstream Vera Sans" officeooo:rsid="000bd478"/>
    </style:style>
    <style:style style:name="T4" style:family="text">
      <style:text-properties fo:color="#000000" loext:opacity="100%" style:font-name="Bitstream Vera Sans" officeooo:rsid="00118a9c"/>
    </style:style>
    <style:style style:name="T5" style:family="text">
      <style:text-properties fo:color="#000000" loext:opacity="100%" style:font-name="Bitstream Vera Sans" officeooo:rsid="00143d63"/>
    </style:style>
    <style:style style:name="T6" style:family="text">
      <style:text-properties fo:color="#000000" loext:opacity="100%" style:font-name="Bitstream Vera Sans" officeooo:rsid="001452fd"/>
    </style:style>
    <style:style style:name="T7" style:family="text">
      <style:text-properties officeooo:rsid="000bd478"/>
    </style:style>
    <style:style style:name="T8" style:family="text">
      <style:text-properties officeooo:rsid="0012b900"/>
    </style:style>
    <style:style style:name="T9" style:family="text">
      <style:text-properties officeooo:rsid="00143d63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452fd"/>
    </style:style>
    <style:style style:name="T12" style:family="text">
      <style:text-properties style:font-name="Bitstream Vera Sans"/>
    </style:style>
    <style:style style:name="T13" style:family="text">
      <style:text-properties style:font-name="Bitstream Vera Sans"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style:font-name="Bitstream Vera Sans" style:text-underline-style="solid" style:text-underline-width="auto" style:text-underline-color="font-color" fo:font-weight="bold" officeooo:rsid="00143d63" style:font-weight-asian="bold" style:font-weight-complex="bold"/>
    </style:style>
    <style:style style:name="T15" style:family="text">
      <style:text-properties style:font-name="Bitstream Vera Sans" officeooo:rsid="001452f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page-number text:select-page="current">1</text:page-number></text:p>
      <text:p text:style-name="P13">SCII/00825/2019</text:p>
      <text:p text:style-name="P13">MICHAEL ORINA</text:p>
      <text:p text:style-name="P13">INFORMATION TECHNOLOGY</text:p>
      <text:p text:style-name="P13"/>
      <text:p text:style-name="P13">NETWORK DESIGN ASSIGNMENT</text:p>
      <text:p text:style-name="P10"/>
      <text:p text:style-name="P10"/>
      <text:p text:style-name="P11">QUESTIONS</text:p>
      <text:p text:style-name="P11"/>
      <text:p text:style-name="P16">1. List the major user communities for your design.</text:p>
      <text:p text:style-name="P1"/>
      <text:list xml:id="list3657783476" text:style-name="L1">
        <text:list-item>
          <text:p text:style-name="P22">Engineers/ Employees</text:p>
        </text:list-item>
        <text:list-item>
          <text:p text:style-name="P22">Customers</text:p>
        </text:list-item>
        <text:list-item>
          <text:p text:style-name="P22">Cooperate management/ Employers</text:p>
        </text:list-item>
        <text:list-item>
          <text:p text:style-name="P22">IT Experts / Network administrators.</text:p>
          <text:p text:style-name="P22"/>
        </text:list-item>
      </text:list>
      <text:p text:style-name="P35">2. List the major data stores and the user communities for each data store.</text:p>
      <text:p text:style-name="P1"/>
      <text:list xml:id="list1677592319" text:style-name="L2">
        <text:list-item>
          <text:p text:style-name="P23">Data Center Servers</text:p>
        </text:list-item>
      </text:list>
      <text:list xml:id="list2183589395" text:style-name="L3">
        <text:list-item>
          <text:p text:style-name="P56"><text:span text:style-name="T3">Engineers/ Employees</text:span></text:p>
        </text:list-item>
        <text:list-item>
          <text:p text:style-name="P56"><text:span text:style-name="T3">Network Admins</text:span></text:p>
          <text:p text:style-name="P24"/>
        </text:list-item>
      </text:list>
      <text:list xml:id="list1649138992" text:style-name="L4">
        <text:list-header>
          <text:p text:style-name="P57"><text:span text:style-name="T4">ii. <text:s/></text:span><text:span text:style-name="T3">Public Web servers, DNS Servers, Email servers</text:span></text:p>
        </text:list-header>
      </text:list>
      <text:list xml:id="list3211136231" text:style-name="L5">
        <text:list-item>
          <text:p text:style-name="P58"><text:span text:style-name="T3">Customers</text:span></text:p>
          <text:p text:style-name="P3"/>
        </text:list-item>
      </text:list>
      <text:p text:style-name="P1"/>
      <text:p text:style-name="P16">3. Identify major network traffic flows in your network topology drawing.</text:p>
      <text:p text:style-name="P16"/>
      <text:p text:style-name="P19">Data flows from the employees to the the data centers and from the customers to the the public Web servers.</text:p>
      <text:p text:style-name="P19"/>
      <text:p text:style-name="P16">4. How does your design provide security for ElectroMyCycle’s network?</text:p>
      <text:p text:style-name="P21"/>
      <text:list xml:id="list1469214784" text:style-name="L6">
        <text:list-item>
          <text:p text:style-name="P37"><text:span text:style-name="T1">It ensures </text:span><text:span text:style-name="T7">Physical Security </text:span><text:span text:style-name="T8">by </text:span><text:span text:style-name="T7">using physical control to protect key network resources. It can protect a network from misuse or abuse </text:span></text:p>
        </text:list-item>
        <text:list-item>
          <text:p text:style-name="P25"><text:span text:style-name="T8">It ensures proper a</text:span>uthentication <text:span text:style-name="T8">by</text:span> identif<text:span text:style-name="T8">ying</text:span> who is requesting network services and it can refer to human users, devices or software processes.</text:p>
        </text:list-item>
        <text:list-item>
          <text:p text:style-name="P38">It ensures proper <text:span text:style-name="T7">Authorization </text:span>by <text:span text:style-name="T7">say</text:span>ing<text:span text:style-name="T7"> what user can do after authentication. i.e. Authorization grants privileges to processes and users. Authorization lets a security administrator control parts of a network (for example, directories and files on servers).</text:span></text:p>
        </text:list-item>
        <text:list-item>
          <text:p text:style-name="P38">Proper <text:span text:style-name="T7">Accounting or auditing: collecting network activity data for purposes of effectively analyze the security of a network and to respond to security incidents</text:span></text:p>
        </text:list-item>
        <text:list-item>
          <text:p text:style-name="P38">It ensures <text:span text:style-name="T7">Data Encryption It is the process for scrambling data to protect it from being read by an un-intended party</text:span></text:p>
        </text:list-item>
      </text:list>
      <text:p text:style-name="P1"><text:soft-page-break/></text:p>
      <text:p text:style-name="P12"><text:page-number text:select-page="current">2</text:page-number></text:p>
      <text:p text:style-name="P12"/>
      <text:p text:style-name="P12">5. What questions will you ask ElectroMyCycle about this project as you do your work?</text:p>
      <text:p text:style-name="P11"/>
      <text:list xml:id="list3134348067" text:style-name="L7">
        <text:list-item>
          <text:p text:style-name="P26">Goals. <text:span text:style-name="T8">What are the business, functional / nonfunctional goals of the network to be created.</text:span></text:p>
        </text:list-item>
        <text:list-item>
          <text:p text:style-name="P26">Consequences <text:span text:style-name="T8">of the new network.</text:span></text:p>
        </text:list-item>
        <text:list-item>
          <text:p text:style-name="P39">Possible trade offs in case of limited resources.</text:p>
        </text:list-item>
        <text:list-item>
          <text:p text:style-name="P40">Contingency plan <text:span text:style-name="T8">in case the network fails or the project fails.</text:span></text:p>
        </text:list-item>
        <text:list-item>
          <text:p text:style-name="P40">Selecting Routing Protocols. <text:span text:style-name="T8">What and how are the routing protocols to be selected.</text:span></text:p>
        </text:list-item>
      </text:list>
      <text:p text:style-name="P7"/>
      <text:p text:style-name="P16">6. Design and document an IP addressing scheme to meet ElectroMyCycle’s needs.</text:p>
      <text:p text:style-name="P1"/>
      <text:list xml:id="list4232815927" text:style-name="L8">
        <text:list-item>
          <text:p text:style-name="P27">10.0.0.0 – 10.255.255.255</text:p>
        </text:list-item>
        <text:list-item>
          <text:p text:style-name="P27"><text:s/>172.16.0.0 – 172.31.255.255</text:p>
        </text:list-item>
        <text:list-item>
          <text:p text:style-name="P27"><text:s/>192.168.0.0 – 192.168.255.255</text:p>
          <text:p text:style-name="P27"/>
        </text:list-item>
      </text:list>
      <text:p text:style-name="P16">7. Specify which IP address blocks will be assigned to different modules of your network design.</text:p>
      <text:p text:style-name="P8"/>
      <text:list xml:id="list1632207557" text:style-name="L9">
        <text:list-item>
          <text:p text:style-name="P41">Internal servers – IP address class A</text:p>
        </text:list-item>
        <text:list-item>
          <text:p text:style-name="P41">External Data Centers – IP address class B</text:p>
          <text:p text:style-name="P9"/>
        </text:list-item>
      </text:list>
      <text:p text:style-name="P16">8. Document whether you will use public or private addressing for each module.</text:p>
      <text:p text:style-name="P8"/>
      <text:list xml:id="list194029052" text:style-name="L10">
        <text:list-item>
          <text:p text:style-name="P42">Internal servers – <text:span text:style-name="T1">private </text:span>IP address </text:p>
        </text:list-item>
        <text:list-item>
          <text:p text:style-name="P42">External Data Centers – <text:span text:style-name="T1">public </text:span>IP address</text:p>
        </text:list-item>
      </text:list>
      <text:p text:style-name="P8"/>
      <text:p text:style-name="P16">9. Document whether you will use manual or dynamic addressing for each module.</text:p>
      <text:p text:style-name="P16"/>
      <text:p text:style-name="P43">Dynamic addressing to ensure that routing and switching is done automatically.</text:p>
      <text:p text:style-name="P43"/>
      <text:p text:style-name="P35">10. What are ElectroMyCycle’s most important assets that must be protected with security</text:p>
      <text:p text:style-name="P35">mechanisms?</text:p>
      <text:p text:style-name="P35"/>
      <text:list xml:id="list3720680351" text:style-name="L11">
        <text:list-item>
          <text:p text:style-name="P44">Blue prints of the car designs</text:p>
        </text:list-item>
        <text:list-item>
          <text:p text:style-name="P44">Network hosts (including the hosts’ operating systems, applications, and data)</text:p>
        </text:list-item>
        <text:list-item>
          <text:p text:style-name="P44">Internetworking devices (such as routers and switches), and</text:p>
        </text:list-item>
        <text:list-item>
          <text:p text:style-name="P44">Network data that traverses the network.</text:p>
        </text:list-item>
        <text:list-item>
          <text:p text:style-name="P44"><text:span text:style-name="T9">I</text:span>ntellectual property, trade secrets, and <text:span text:style-name="T9">the</text:span> company’s reputation.</text:p>
          <text:p text:style-name="P44"/>
        </text:list-item>
      </text:list>
      <text:p text:style-name="P35">11. What are the biggest security risks that ElectroMyCycle faces?</text:p>
      <text:p text:style-name="P1"/>
      <text:list xml:id="list1455937886" text:style-name="L12">
        <text:list-item>
          <text:p text:style-name="P45">Large number of employees may make it easier for hackers to infiltrate the network through social engineering</text:p>
        </text:list-item>
        <text:list-item>
          <text:p text:style-name="P45"><text:soft-page-break/>Data center/ server failures</text:p>
        </text:list-item>
        <text:list-item>
          <text:p text:style-name="P45">Online retail </text:p>
        </text:list-item>
        <text:list-item>
          <text:p text:style-name="P45">Public servers</text:p>
        </text:list-item>
      </text:list>
      <text:p text:style-name="P36"><text:page-number text:select-page="current">3</text:page-number></text:p>
      <text:p text:style-name="P36"/>
      <text:p text:style-name="P36">12. Design a high-level security policy for ElectroMyCycle.</text:p>
      <text:p text:style-name="P1"/>
      <text:p text:style-name="P4"><text:span text:style-name="T10"><text:s/></text:span><text:span text:style-name="T14">A</text:span><text:span text:style-name="T13">ccess policy</text:span></text:p>
      <text:p text:style-name="P4"><text:span text:style-name="T10"/></text:p>
      <text:list xml:id="list2196000355" text:style-name="L13">
        <text:list-item>
          <text:p text:style-name="P46"><text:span text:style-name="T9">C</text:span>onnecting external networks <text:span text:style-name="T9">is done through the public server</text:span></text:p>
        </text:list-item>
        <text:list-item>
          <text:p text:style-name="P48">Only the administrator is allowed to add new soft-wares to the system</text:p>
        </text:list-item>
        <text:list-item>
          <text:p text:style-name="P48">Data may be categorized as confidential, internal and top secret.</text:p>
          <text:p text:style-name="P46"/>
        </text:list-item>
      </text:list>
      <text:p text:style-name="P20"><text:span text:style-name="T11">A</text:span>ccountability policy</text:p>
      <text:p text:style-name="P4"><text:span text:style-name="T10"/></text:p>
      <text:list xml:id="list1255244085" text:style-name="L14">
        <text:list-item>
          <text:p text:style-name="P49"><text:span text:style-name="T11">U</text:span>sers <text:span text:style-name="T7">operations staff, and management </text:span>are responsible to ensure proper password to their systems</text:p>
        </text:list-item>
        <text:list-item>
          <text:p text:style-name="P49"><text:span text:style-name="T11">A</text:span>dmins are allowed to perform audit of the company</text:p>
        </text:list-item>
        <text:list-item>
          <text:p text:style-name="P49"><text:span text:style-name="T11">I</text:span>n case of possible intrusion, the IT department has power to control the computers</text:p>
          <text:p text:style-name="P47"/>
        </text:list-item>
      </text:list>
      <text:p text:style-name="P52"><text:span text:style-name="T11">A</text:span>uthentication policy:</text:p>
      <text:p text:style-name="P52"/>
      <text:list xml:id="list2248258409" text:style-name="L15">
        <text:list-item>
          <text:p text:style-name="P5"><text:s/><text:span text:style-name="T5">everyone should have </text:span><text:span text:style-name="T2">effective password</text:span></text:p>
          <text:p text:style-name="P28"/>
        </text:list-item>
      </text:list>
      <text:p text:style-name="P52"><text:span text:style-name="T11">P</text:span>rivacy policy</text:p>
      <text:p text:style-name="P54"/>
      <text:list xml:id="list2980775461" text:style-name="L16">
        <text:list-item>
          <text:p text:style-name="P50">Only the admin in the system is allowed to monitor e – mails, l<text:span text:style-name="T7">ogging of keystrokes, and access to users’ files.</text:span></text:p>
        </text:list-item>
      </text:list>
      <text:p text:style-name="P1"/>
      <text:p text:style-name="P53">Computer-technology purchasing guidelines:</text:p>
      <text:p text:style-name="P53"/>
      <text:list xml:id="list144890818" text:style-name="L17">
        <text:list-item>
          <text:p text:style-name="P51"><text:span text:style-name="T11">C</text:span>omputers are to be purchased once a financial year or when a very needy need arises</text:p>
          <text:p text:style-name="P51"/>
        </text:list-item>
      </text:list>
      <text:p text:style-name="P1"/>
      <text:p text:style-name="P59">It is Written for:-</text:p>
      <text:p text:style-name="P59"/>
      <text:list xml:id="list3480269896" text:style-name="L18">
        <text:list-item>
          <text:p text:style-name="P29">End users, network administrators, and security administrators.</text:p>
        </text:list-item>
      </text:list>
      <text:p text:style-name="P1"/>
      <text:p text:style-name="P16">It Specifies</text:p>
      <text:list xml:id="list1270370389" text:style-name="L19">
        <text:list-item>
          <text:p text:style-name="P30">How to handle incidents (that is, what to do and who to contact if an intrusion is detected).</text:p>
        </text:list-item>
      </text:list>
      <text:p text:style-name="P21"/>
      <text:p text:style-name="P21"/>
      <text:p text:style-name="P16">13. Describe how you will achieve buy-in from the major stakeholders for your security policy</text:p>
      <text:p text:style-name="P16"/>
      <text:p text:style-name="P15">DEVELOPMENT OF A SECURITY PLAN</text:p>
      <text:list xml:id="list2932406180" text:style-name="L20">
        <text:list-item>
          <text:p text:style-name="P6"><text:s/><text:span text:style-name="T2">One of the first steps in </text:span><text:span text:style-name="T6">buying in major stakeholders </text:span><text:span text:style-name="T2">is developing a security plan.</text:span></text:p>
        </text:list-item>
        <text:list-item>
          <text:p text:style-name="P31"><text:soft-page-break/>A security plan is a high-level document that proposes what an organization is going to do to meet security requirements.</text:p>
        </text:list-item>
      </text:list>
      <text:p text:style-name="P1"/>
      <text:p text:style-name="P16">MINIMAL COMPLEXITY</text:p>
      <text:list xml:id="list385790095" text:style-name="L21">
        <text:list-item>
          <text:p text:style-name="P32">Complicated security strategies are hard to implement correctly without introducing unexpected security holes</text:p>
        </text:list-item>
      </text:list>
      <text:p text:style-name="P17"><text:page-number text:select-page="current">4</text:page-number></text:p>
      <text:p text:style-name="P17"/>
      <text:p text:style-name="P17">RESPONSIBILITY</text:p>
      <text:p text:style-name="P16"/>
      <text:list xml:id="list2563540226" text:style-name="L22">
        <text:list-item>
          <text:p text:style-name="P33">One important aspect of the security plan is a specification of the people who must be involved in implementing network security</text:p>
        </text:list-item>
      </text:list>
      <text:p text:style-name="P1"/>
      <text:p text:style-name="P16">DEFINING A SECURITY POLICY</text:p>
      <text:p text:style-name="P16"/>
      <text:list xml:id="list1147743889" text:style-name="L23">
        <text:list-item>
          <text:p text:style-name="P34">Security policy: a formal statement of the rules by which people who are given access to an organization’s technology and information assets must abide.</text:p>
        </text:list-item>
      </text:list>
      <text:p text:style-name="P1"/>
      <text:p text:style-name="P18">PRESENTING IT TO THE MAJOR STAKEHOLDERS</text:p>
      <text:p text:style-name="P18"/>
      <text:list xml:id="list4136543751" text:style-name="L24">
        <text:list-item>
          <text:p text:style-name="P55">This is the last and final step to ensure you have them on board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Cantarell Extra Bold" svg:font-family="'Cantarell Extra Bold'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1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5T13:42:45.845447611</meta:creation-date>
    <dc:date>2021-11-29T12:42:54.733778765</dc:date>
    <meta:editing-duration>PT4M</meta:editing-duration>
    <meta:editing-cycles>2</meta:editing-cycles>
    <meta:generator>LibreOffice/7.2.2.2$Linux_X86_64 LibreOffice_project/20$Build-2</meta:generator>
    <meta:document-statistic meta:table-count="0" meta:image-count="0" meta:object-count="0" meta:page-count="4" meta:paragraph-count="99" meta:word-count="839" meta:character-count="5126" meta:non-whitespace-character-count="4420"/>
  </office:meta>
</office:document-meta>
</file>